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ssion.next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Session.hasMo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ssion.PortletSession( javax . portlet . PortletSession session , in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Session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ssion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ssion.get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Session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ssion.getAttribute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rtlet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ssion.remove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Session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ssion.setAttribute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